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明朝 ProN" svg:font-family="'ヒラギノ明朝 ProN'"/>
    <style:font-face style:name="Arial Unicode MS1" svg:font-family="'Arial Unicode MS'"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明朝 ProN1"/>
    </style:style>
    <style:style style:name="P2" style:family="paragraph" style:parent-style-name="Standard">
      <style:paragraph-properties fo:text-align="center" style:justify-single-word="false"/>
      <style:text-properties style:font-name-asian="ヒラギノ明朝 ProN1"/>
    </style:style>
    <style:style style:name="P3" style:family="paragraph" style:parent-style-name="Standard">
      <style:paragraph-properties fo:text-align="center" style:justify-single-word="false"/>
      <style:text-properties officeooo:paragraph-rsid="002f473d" style:font-name-asian="ヒラギノ明朝 ProN1"/>
    </style:style>
    <style:style style:name="P4" style:family="paragraph" style:parent-style-name="Standard">
      <style:paragraph-properties fo:text-align="center" style:justify-single-word="false"/>
      <style:text-properties officeooo:paragraph-rsid="00566241" style:font-name-asian="ヒラギノ明朝 ProN1"/>
    </style:style>
    <style:style style:name="P5" style:family="paragraph" style:parent-style-name="Standard">
      <style:paragraph-properties fo:text-align="center" style:justify-single-word="false"/>
      <style:text-properties officeooo:paragraph-rsid="007efc8a" style:font-name-asian="ヒラギノ明朝 ProN1"/>
    </style:style>
    <style:style style:name="P6" style:family="paragraph" style:parent-style-name="Standard">
      <style:paragraph-properties fo:text-align="center" style:justify-single-word="false"/>
      <style:text-properties officeooo:paragraph-rsid="00a02eff" style:font-name-asian="ヒラギノ明朝 ProN1"/>
    </style:style>
    <style:style style:name="P7" style:family="paragraph" style:parent-style-name="Standard">
      <style:paragraph-properties fo:text-align="center" style:justify-single-word="false"/>
      <style:text-properties officeooo:paragraph-rsid="00b56646" style:font-name-asian="ヒラギノ明朝 ProN1"/>
    </style:style>
    <style:style style:name="P8" style:family="paragraph" style:parent-style-name="Standard">
      <style:paragraph-properties fo:text-align="center" style:justify-single-word="false"/>
      <style:text-properties officeooo:paragraph-rsid="00bd01c5" style:font-name-asian="ヒラギノ明朝 ProN1"/>
    </style:style>
    <style:style style:name="P9" style:family="paragraph" style:parent-style-name="Standard">
      <style:paragraph-properties fo:text-align="center" style:justify-single-word="false"/>
      <style:text-properties officeooo:paragraph-rsid="00e0d3fc" style:font-name-asian="ヒラギノ明朝 ProN1"/>
    </style:style>
    <style:style style:name="P10" style:family="paragraph" style:parent-style-name="Standard">
      <style:paragraph-properties fo:text-align="center" style:justify-single-word="false"/>
      <style:text-properties officeooo:paragraph-rsid="00edbf5a" style:font-name-asian="ヒラギノ明朝 ProN1"/>
    </style:style>
    <style:style style:name="P11" style:family="paragraph" style:parent-style-name="Standard">
      <style:text-properties officeooo:paragraph-rsid="0020903d" style:font-name-asian="ヒラギノ明朝 ProN1"/>
    </style:style>
    <style:style style:name="P12" style:family="paragraph" style:parent-style-name="Standard">
      <style:text-properties officeooo:paragraph-rsid="0021531b" style:font-name-asian="ヒラギノ明朝 ProN1"/>
    </style:style>
    <style:style style:name="P13" style:family="paragraph" style:parent-style-name="Standard">
      <style:text-properties officeooo:paragraph-rsid="002266e3" style:font-name-asian="ヒラギノ明朝 ProN1"/>
    </style:style>
    <style:style style:name="P14" style:family="paragraph" style:parent-style-name="Standard">
      <style:text-properties officeooo:paragraph-rsid="002841e1" style:font-name-asian="ヒラギノ明朝 ProN1"/>
    </style:style>
    <style:style style:name="P15" style:family="paragraph" style:parent-style-name="Standard">
      <style:text-properties officeooo:paragraph-rsid="00290e07" style:font-name-asian="ヒラギノ明朝 ProN1"/>
    </style:style>
    <style:style style:name="P16" style:family="paragraph" style:parent-style-name="Standard">
      <style:text-properties officeooo:paragraph-rsid="002f45c8" style:font-name-asian="ヒラギノ明朝 ProN1"/>
    </style:style>
    <style:style style:name="P17" style:family="paragraph" style:parent-style-name="Standard">
      <style:text-properties officeooo:paragraph-rsid="0030a836" style:font-name-asian="ヒラギノ明朝 ProN1"/>
    </style:style>
    <style:style style:name="P18" style:family="paragraph" style:parent-style-name="Standard">
      <style:text-properties officeooo:paragraph-rsid="0031139e" style:font-name-asian="ヒラギノ明朝 ProN1"/>
    </style:style>
    <style:style style:name="P19" style:family="paragraph" style:parent-style-name="Standard">
      <style:text-properties officeooo:paragraph-rsid="0032de71" style:font-name-asian="ヒラギノ明朝 ProN1"/>
    </style:style>
    <style:style style:name="P20" style:family="paragraph" style:parent-style-name="Standard">
      <style:text-properties officeooo:paragraph-rsid="00358eee" style:font-name-asian="ヒラギノ明朝 ProN1"/>
    </style:style>
    <style:style style:name="P21" style:family="paragraph" style:parent-style-name="Standard">
      <style:text-properties officeooo:paragraph-rsid="003f8137" style:font-name-asian="ヒラギノ明朝 ProN1"/>
    </style:style>
    <style:style style:name="P22" style:family="paragraph" style:parent-style-name="Standard">
      <style:text-properties officeooo:paragraph-rsid="00407f63" style:font-name-asian="ヒラギノ明朝 ProN1"/>
    </style:style>
    <style:style style:name="P23" style:family="paragraph" style:parent-style-name="Standard">
      <style:text-properties officeooo:paragraph-rsid="004d31b7" style:font-name-asian="ヒラギノ明朝 ProN1"/>
    </style:style>
    <style:style style:name="P24" style:family="paragraph" style:parent-style-name="Standard">
      <style:text-properties officeooo:paragraph-rsid="005316ff" style:font-name-asian="ヒラギノ明朝 ProN1"/>
    </style:style>
    <style:style style:name="P25" style:family="paragraph" style:parent-style-name="Standard">
      <style:text-properties officeooo:paragraph-rsid="00566241" style:font-name-asian="ヒラギノ明朝 ProN1"/>
    </style:style>
    <style:style style:name="P26" style:family="paragraph" style:parent-style-name="Standard">
      <style:text-properties officeooo:rsid="00595b76" officeooo:paragraph-rsid="00595b76" style:font-name-asian="ヒラギノ明朝 ProN1"/>
    </style:style>
    <style:style style:name="P27" style:family="paragraph" style:parent-style-name="Standard">
      <style:text-properties officeooo:rsid="00595b76" officeooo:paragraph-rsid="005d05c5" style:font-name-asian="ヒラギノ明朝 ProN1"/>
    </style:style>
    <style:style style:name="P28" style:family="paragraph" style:parent-style-name="Standard">
      <style:text-properties officeooo:rsid="00595b76" officeooo:paragraph-rsid="005e5536" style:font-name-asian="ヒラギノ明朝 ProN1"/>
    </style:style>
    <style:style style:name="P29" style:family="paragraph" style:parent-style-name="Standard">
      <style:text-properties officeooo:rsid="00595b76" officeooo:paragraph-rsid="005eabe5" style:font-name-asian="ヒラギノ明朝 ProN1"/>
    </style:style>
    <style:style style:name="P30" style:family="paragraph" style:parent-style-name="Standard">
      <style:text-properties officeooo:rsid="00595b76" officeooo:paragraph-rsid="0067b058" style:font-name-asian="ヒラギノ明朝 ProN1"/>
    </style:style>
    <style:style style:name="P31" style:family="paragraph" style:parent-style-name="Standard">
      <style:text-properties officeooo:rsid="00595b76" officeooo:paragraph-rsid="006897cb" style:font-name-asian="ヒラギノ明朝 ProN1"/>
    </style:style>
    <style:style style:name="P32" style:family="paragraph" style:parent-style-name="Standard">
      <style:text-properties officeooo:rsid="00595b76" officeooo:paragraph-rsid="006f6237" style:font-name-asian="ヒラギノ明朝 ProN1"/>
    </style:style>
    <style:style style:name="P33" style:family="paragraph" style:parent-style-name="Standard">
      <style:text-properties officeooo:rsid="00595b76" officeooo:paragraph-rsid="0072c8d7" style:font-name-asian="ヒラギノ明朝 ProN1"/>
    </style:style>
    <style:style style:name="P34" style:family="paragraph" style:parent-style-name="Standard">
      <style:text-properties officeooo:rsid="00595b76" officeooo:paragraph-rsid="0079193c" style:font-name-asian="ヒラギノ明朝 ProN1"/>
    </style:style>
    <style:style style:name="P35" style:family="paragraph" style:parent-style-name="Standard">
      <style:text-properties officeooo:paragraph-rsid="007efc8a" style:font-name-asian="ヒラギノ明朝 ProN1"/>
    </style:style>
    <style:style style:name="P36" style:family="paragraph" style:parent-style-name="Standard">
      <style:text-properties officeooo:paragraph-rsid="008214cb" style:font-name-asian="ヒラギノ明朝 ProN1"/>
    </style:style>
    <style:style style:name="P37" style:family="paragraph" style:parent-style-name="Standard">
      <style:text-properties officeooo:paragraph-rsid="00858f44" style:font-name-asian="ヒラギノ明朝 ProN1"/>
    </style:style>
    <style:style style:name="P38" style:family="paragraph" style:parent-style-name="Standard">
      <style:text-properties officeooo:paragraph-rsid="008d75ee" style:font-name-asian="ヒラギノ明朝 ProN1"/>
    </style:style>
    <style:style style:name="P39" style:family="paragraph" style:parent-style-name="Standard">
      <style:text-properties officeooo:paragraph-rsid="008ee3c6" style:font-name-asian="ヒラギノ明朝 ProN1"/>
    </style:style>
    <style:style style:name="P40" style:family="paragraph" style:parent-style-name="Standard">
      <style:text-properties officeooo:paragraph-rsid="009d0f68" style:font-name-asian="ヒラギノ明朝 ProN1"/>
    </style:style>
    <style:style style:name="P41" style:family="paragraph" style:parent-style-name="Standard">
      <style:text-properties officeooo:paragraph-rsid="009eac56" style:font-name-asian="ヒラギノ明朝 ProN1"/>
    </style:style>
    <style:style style:name="P42" style:family="paragraph" style:parent-style-name="Standard">
      <style:text-properties officeooo:paragraph-rsid="00a02eff" style:font-name-asian="ヒラギノ明朝 ProN1"/>
    </style:style>
    <style:style style:name="P43" style:family="paragraph" style:parent-style-name="Standard">
      <style:text-properties officeooo:paragraph-rsid="00a480cb" style:font-name-asian="ヒラギノ明朝 ProN1"/>
    </style:style>
    <style:style style:name="P44" style:family="paragraph" style:parent-style-name="Standard">
      <style:text-properties officeooo:paragraph-rsid="00b56646" style:font-name-asian="ヒラギノ明朝 ProN1"/>
    </style:style>
    <style:style style:name="P45" style:family="paragraph" style:parent-style-name="Standard">
      <style:text-properties officeooo:paragraph-rsid="00b7dd4f" style:font-name-asian="ヒラギノ明朝 ProN1"/>
    </style:style>
    <style:style style:name="P46" style:family="paragraph" style:parent-style-name="Standard">
      <style:text-properties officeooo:paragraph-rsid="00b83050" style:font-name-asian="ヒラギノ明朝 ProN1"/>
    </style:style>
    <style:style style:name="P47" style:family="paragraph" style:parent-style-name="Standard">
      <style:text-properties officeooo:paragraph-rsid="00bd01c5" style:font-name-asian="ヒラギノ明朝 ProN1"/>
    </style:style>
    <style:style style:name="P48" style:family="paragraph" style:parent-style-name="Standard">
      <style:text-properties officeooo:paragraph-rsid="00bd13c3" style:font-name-asian="ヒラギノ明朝 ProN1"/>
    </style:style>
    <style:style style:name="P49" style:family="paragraph" style:parent-style-name="Standard">
      <style:text-properties officeooo:paragraph-rsid="00be83a4" style:font-name-asian="ヒラギノ明朝 ProN1"/>
    </style:style>
    <style:style style:name="P50" style:family="paragraph" style:parent-style-name="Standard">
      <style:text-properties officeooo:paragraph-rsid="00c4d3bf" style:font-name-asian="ヒラギノ明朝 ProN1"/>
    </style:style>
    <style:style style:name="P51" style:family="paragraph" style:parent-style-name="Standard">
      <style:text-properties officeooo:paragraph-rsid="00c51ac7" style:font-name-asian="ヒラギノ明朝 ProN1"/>
    </style:style>
    <style:style style:name="P52" style:family="paragraph" style:parent-style-name="Standard">
      <style:text-properties officeooo:paragraph-rsid="00d34fa7" style:font-name-asian="ヒラギノ明朝 ProN1"/>
    </style:style>
    <style:style style:name="P53" style:family="paragraph" style:parent-style-name="Standard">
      <style:text-properties officeooo:paragraph-rsid="00df1820" style:font-name-asian="ヒラギノ明朝 ProN1"/>
    </style:style>
    <style:style style:name="P54" style:family="paragraph" style:parent-style-name="Standard">
      <style:text-properties officeooo:paragraph-rsid="00e03692" style:font-name-asian="ヒラギノ明朝 ProN1"/>
    </style:style>
    <style:style style:name="P55" style:family="paragraph" style:parent-style-name="Standard">
      <style:text-properties officeooo:paragraph-rsid="00e0d3fc" style:font-name-asian="ヒラギノ明朝 ProN1"/>
    </style:style>
    <style:style style:name="P56" style:family="paragraph" style:parent-style-name="Standard">
      <style:text-properties officeooo:paragraph-rsid="00ecfaef" style:font-name-asian="ヒラギノ明朝 ProN1"/>
    </style:style>
    <style:style style:name="P57" style:family="paragraph" style:parent-style-name="Standard">
      <style:text-properties officeooo:paragraph-rsid="00edbf5a" style:font-name-asian="ヒラギノ明朝 ProN1"/>
    </style:style>
    <style:style style:name="P58" style:family="paragraph" style:parent-style-name="Standard">
      <style:paragraph-properties fo:text-align="center" style:justify-single-word="false"/>
      <style:text-properties style:font-name="ヒラギノ明朝 ProN" officeooo:rsid="002f473d" officeooo:paragraph-rsid="002f473d" style:font-name-asian="ヒラギノ明朝 ProN" style:font-name-complex="ヒラギノ明朝 ProN"/>
    </style:style>
    <style:style style:name="P59" style:family="paragraph" style:parent-style-name="Standard">
      <style:paragraph-properties fo:text-align="center" style:justify-single-word="false"/>
      <style:text-properties style:font-name="ヒラギノ明朝 ProN" officeooo:rsid="002f473d" officeooo:paragraph-rsid="00358eee" style:font-name-asian="ヒラギノ明朝 ProN" style:font-name-complex="ヒラギノ明朝 ProN"/>
    </style:style>
    <style:style style:name="P60" style:family="paragraph" style:parent-style-name="Standard">
      <style:paragraph-properties fo:text-align="center" style:justify-single-word="false"/>
      <style:text-properties style:font-name="ヒラギノ明朝 ProN" officeooo:rsid="002f473d" officeooo:paragraph-rsid="004d31b7" style:font-name-asian="ヒラギノ明朝 ProN" style:font-name-complex="ヒラギノ明朝 ProN"/>
    </style:style>
    <style:style style:name="P61" style:family="paragraph" style:parent-style-name="Standard">
      <style:paragraph-properties fo:break-before="page"/>
      <style:text-properties style:font-name-asian="ヒラギノ明朝 ProN1"/>
    </style:style>
    <style:style style:name="P62" style:family="paragraph" style:parent-style-name="Standard">
      <style:paragraph-properties fo:break-before="page"/>
      <style:text-properties officeooo:paragraph-rsid="0021531b" style:font-name-asian="ヒラギノ明朝 ProN1"/>
    </style:style>
    <style:style style:name="P63" style:family="paragraph" style:parent-style-name="Standard">
      <style:paragraph-properties fo:break-before="page"/>
      <style:text-properties officeooo:paragraph-rsid="00566241" style:font-name-asian="ヒラギノ明朝 ProN1"/>
    </style:style>
    <style:style style:name="P64" style:family="paragraph" style:parent-style-name="Standard">
      <style:paragraph-properties fo:break-before="page"/>
      <style:text-properties officeooo:paragraph-rsid="00b56646" style:font-name-asian="ヒラギノ明朝 ProN1"/>
    </style:style>
    <style:style style:name="P65" style:family="paragraph" style:parent-style-name="Standard" style:master-page-name="First_20_Page">
      <style:paragraph-properties fo:text-align="center" style:justify-single-word="false" style:page-number="auto"/>
      <style:text-properties style:font-name-asian="ヒラギノ明朝 Pro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人形技師ウィル・フォーメン</text:p>
      <text:p text:style-name="P2"/>
      <text:p text:style-name="P2">第２集　良妻愛好のセフ</text:p>
      <text:p text:style-name="P2"/>
      <text:p text:style-name="P2">敦賀正史</text:p>
      <text:p text:style-name="P61">序章</text:p>
      <text:p text:style-name="P1"/>
      <text:p text:style-name="P1">　私とフィーヴィーは、街外れにある家へと向かっている。</text:p>
      <text:p text:style-name="P1">　祖父の顧客リストの一人。</text:p>
      <text:p text:style-name="P1">　つまりは、リビングドールの持ち主がそこに住んでいると分かったからだ。</text:p>
      <text:p text:style-name="P1">「引っ越し先を知っている人がいて良かったですね、ご主人様」</text:p>
      <text:p text:style-name="P1">「そうだね、フィーヴィー。結構昔に街外れに引っ越していたみたいだし、覚えている人が見つからなかったら、分からず終いになって危なかったかも」</text:p>
      <text:p text:style-name="P13">　持ち主の居場所までは分かった。</text:p>
      <text:p text:style-name="P13">　けれど、リビングドールを今も所有しているかはわからない。</text:p>
      <text:p text:style-name="P1">　できたら今も持っているといいんだけど。</text:p>
      <text:p text:style-name="P1">「動いているリビングドールがいるといいな。少しでも手がかりが欲しいし」</text:p>
      <text:p text:style-name="P1">「はい。私も楽しみです。リビングドール同士が会う機会も珍しいですし」</text:p>
      <text:p text:style-name="P1">「そっか、リビングドールのフィーヴィーは同族に会えるのが嬉しいんだね」</text:p>
      <text:p text:style-name="P1">　人形技師である私ウィル・フォーメンは、リビングドールのフレイムヴィレッジことフィーヴィーと一緒に旅をしている。</text:p>
      <text:p text:style-name="P1">　旅の目的は、祖父が作成し…そして販売したリビングドールの調査だ。</text:p>
      <text:p text:style-name="P1">　その為に祖父の残した顧客リストを頼りにして、リビングドールの持ち主を訪ねている。</text:p>
      <text:p text:style-name="P11">　持ち主を訪ねるにしても一応の名目がある。</text:p>
      <text:p text:style-name="P11">　五十年の節目に無償のメンテナンスを行うというものだ。</text:p>
      <text:p text:style-name="P12">　祖父からリビングドールの業務を引き継いだ私がそれを行って、メンテナンスついでに色々調査しちゃおうってわけだ。</text:p>
      <text:p text:style-name="P12">　そんな、私とフィーヴィーの旅の第一弾についての物語がこちらです。</text:p>
      <text:p text:style-name="P12"/>
      <text:p text:style-name="P12"/>
      <text:p text:style-name="P62">第１章　街外れの一軒家</text:p>
      <text:p text:style-name="P12"/>
      <text:p text:style-name="P3">─１─</text:p>
      <text:p text:style-name="P12"/>
      <text:p text:style-name="P12">　町外れにある森。</text:p>
      <text:p text:style-name="P12">　整備された道こそ通っていて、それが街道として使われているものの人通りは無い。</text:p>
      <text:p text:style-name="P12">　時折、車が通る程度のこの道を進んでいくと、街道とは別に分岐した細道が見えてきた。</text:p>
      <text:p text:style-name="P12">「この道を道を真っ直ぐですね？　ご主人様」</text:p>
      <text:p text:style-name="P1">「何だか人里から離れてきたけど、本当に住んでいるのかなあ？」</text:p>
      <text:p text:style-name="P1">「大丈夫ですよ、ご主人様。間違っていても来た道を戻るだけです」</text:p>
      <text:p text:style-name="P1">　不安に思いながらも私とフィーヴィーは森の中へと続く細道を歩み始める。</text:p>
      <text:p text:style-name="P1">　今回訪ねに行く相手であるブライト・イルサードは、祖父からリビングドールを購入した一人。</text:p>
      <text:p text:style-name="P1">　彼が何故、こんな街から離れたところに住んでいるのかはわからない。</text:p>
      <text:p text:style-name="P14">　でも、もしかすると……？</text:p>
      <text:p text:style-name="P1">「それにしても、こんな街から離れたところに住んでいるなんて変わってます。もっと便利なところに住めばいいのにです」</text:p>
      <text:p text:style-name="P1">「でもね、フィーヴィー。不便でも人里から離れたところに住んでいるって事は、何かから逃げるためだったり隠れるためかもしれないんだ」</text:p>
      <text:p text:style-name="P1">「隠れる……ですか、ご主人様？」</text:p>
      <text:p text:style-name="P1">「黒化現象……もし、イルサードさんの所有するリビングドールが既に黒化しているとしたら、そこに隠しているのかもしれない」</text:p>
      <text:p text:style-name="P1">「これから会いに行くリビングドールは、既に黒化しているのかもしれないのですか、ご主人様？」</text:p>
      <text:p text:style-name="P15">「可能性の話だよ、フィーヴィー。黒化していなくても黒化現象を恐れた街の人からの迫害を恐れて、逃げるために引っ越した可能性もあるし、できればそっちの方を信じたいな」</text:p>
      <text:p text:style-name="P15">「成る程、理由あって不便なところに住んでいる可能性が高いのですか。こんな事が分かるなんて凄いですご主人様。私ったら、てっきり人から離れて暮らしたい変人なのかと思っていました」</text:p>
      <text:p text:style-name="P15">　イルサード氏が単なる変人なだけだったら、そっちの方が平和だろうなあ。</text:p>
      <text:p text:style-name="P16">　でも、リビングドールの調査をする一番の目的は黒化現象についてだし、そこは避けられないか。</text:p>
      <text:p text:style-name="P15">　リビングドールには純白清廉の心が与えられる。</text:p>
      <text:p text:style-name="P15">　これは、人形が人間みたいに動く様になった時に悪い事ができないようにするためだ。</text:p>
      <text:p text:style-name="P15">　純粋な白い心を持っていれば、悪い事なんか微塵も思いつかないからだ。</text:p>
      <text:p text:style-name="P15">　ところが、そんなリビングドールの白い心が困った事に黒ずんでしまう事がある。</text:p>
      <text:p text:style-name="P15">　それが黒化現象だ。</text:p>
      <text:p text:style-name="P15">　心が黒化してきた人形は暴走して、悪い事をやる様になってしまう。</text:p>
      <text:p text:style-name="P15">　だから、リビングドールを扱う人形技師の私は、これを何とかしなきゃいけないんだけど……</text:p>
      <text:p text:style-name="P15">　残念な事に心の黒化を直す手段は今のところ無い。</text:p>
      <text:p text:style-name="P15">　更に、どうしてリビングドールが黒化してしまうのかも解らないのだ。</text:p>
      <text:p text:style-name="P15">　そんなわけで、黒化現象を解明するため私とフィーヴィーは調査を行なっている。</text:p>
      <text:p text:style-name="P15"/>
      <text:p text:style-name="P58">─２─</text:p>
      <text:p text:style-name="P15"/>
      <text:p text:style-name="P15">「あっ、見えましたよご主人様。多分あの家ですよ」</text:p>
      <text:p text:style-name="P15">　細道を歩いてから程なくしてイルサード氏が住んでいると思われる家が見つかった。</text:p>
      <text:p text:style-name="P15"><text:soft-page-break/>　よく考えてみたら、時々は街に出て買い物とかしなくちゃいけないしなあ。</text:p>
      <text:p text:style-name="P15">　あんまり森の奥深くには住んでいないか。</text:p>
      <text:p text:style-name="P17">　見たところ、多少古くはなっているものの人の住んでいる気配がある。</text:p>
      <text:p text:style-name="P17">　それ程傷んでいる様子も無いし、少なくともこの家には誰かが住んでいると思う。</text:p>
      <text:p text:style-name="P17">「（コンコンコン♪）……ごめんくださーい。何方かいらっしゃいますか？」</text:p>
      <text:p text:style-name="P17">　とりあえず、玄関をノックしてみた。</text:p>
      <text:p text:style-name="P18">　返事は……ない………………ん？</text:p>
      <text:p text:style-name="P18">「はぁーい。どちら様ですか？」</text:p>
      <text:p text:style-name="P18">　時間差で家の中から女性の声が聞こえてきた。</text:p>
      <text:p text:style-name="P18">　男性のイルサード氏とは違うみたいだけど…とりあえず応答するか。</text:p>
      <text:p text:style-name="P18">「あの、私は人形技師のウィル・フォーメンと言いまして、ブライト・イルサード様を訪ねて来たのですが、こちらにいらっしゃいますでしょうか？」</text:p>
      <text:p text:style-name="P18">「主人のお客様ですね？ちょっと待っててください、今開けますので」</text:p>
      <text:p text:style-name="P18">　声がして暫くするとドアが開く。</text:p>
      <text:p text:style-name="P18">　すると、さっきまでいた街の人間とは違った、素朴な感じの服を着た女性が出てきた。</text:p>
      <text:p text:style-name="P18">　町娘と言うよりは村娘と言った感じで、髪型は三つ編みだ。</text:p>
      <text:p text:style-name="P19">　そして、人間であれば歳が十八から十九ぐらいの外見……そう、人間であればだ。</text:p>
      <text:p text:style-name="P19">　出てきたのは人形だった。</text:p>
      <text:p text:style-name="P19">　以前に出会ったナインペインと同じく、見る人が見なければ人間と見間違える容姿。</text:p>
      <text:p text:style-name="P19">　更には人間の様に受け答えをする特徴。</text:p>
      <text:p text:style-name="P19">「立ち話もなんですので、どうぞ中へ入ってください」</text:p>
      <text:p text:style-name="P19">　間違いない、今出てきた彼女はリビングドールだ。</text:p>
      <text:p text:style-name="P20"/>
      <text:p text:style-name="P59">─３─</text:p>
      <text:p text:style-name="P20"/>
      <text:p text:style-name="P19">　私とフィーヴィーはダイニングに通された。</text:p>
      <text:p text:style-name="P19">「ごめんなさいね。主人は今、体調を崩していまして」</text:p>
      <text:p text:style-name="P19">「いえ、お気になさらず。それよりもイルサード様が一日でも早く回復される事をお祈りします」</text:p>
      <text:p text:style-name="P19">「申し遅れました。私はブライト・イルサードの妻、セフでございます。主人に変わって私で何とかなる用事だったらいいのだけど」</text:p>
      <text:p text:style-name="P19">　……妻……？</text:p>
      <text:p text:style-name="P19">　確かにリビングドールはその名の通り生きている人形だ。</text:p>
      <text:p text:style-name="P19">　外見は人の形というか人間そのものだし、それが生きているのだから中身も人間っぽくはあるけど……</text:p>
      <text:p text:style-name="P19">　だからと言って人形と結婚…する…のか！？</text:p>
      <text:p text:style-name="P19">　正直ドン引きしてしまった。</text:p>
      <text:p text:style-name="P19">　いや、ドン引きしている場合じゃない。</text:p>
      <text:p text:style-name="P19">　ここに来た目的はリビングドールの調査。</text:p>
      <text:p text:style-name="P19">　イルサード氏本人には会えなくても、目の前にいるリビングドールのセフに会えれば問題ない。</text:p>
      <text:p text:style-name="P19">　まさか、リビングドールと結婚する人がいるとは思わなくて驚いたけれど、今のところは順調だ。</text:p>
      <text:p text:style-name="P19">「まっ、セフは自分の主と結婚しているの！！……素敵です」</text:p>
      <text:p text:style-name="P19">　何だかフィーヴィーが妙にテンション上がっているみたいだけど……気にしないでおこう。</text:p>
      <text:p text:style-name="P19">「えっと、改めまして私は人形技師のウィル・フォーメンと申しまして、こっちがリビングドールの…」</text:p>
      <text:p text:style-name="P19"><text:soft-page-break/>「フレイムヴィレッジよ。よろしくね、セフ」</text:p>
      <text:p text:style-name="P19">「それで、ここに来た理由なんですが……実はセフさん、貴女の体のメンテナンスにやってきました」</text:p>
      <text:p text:style-name="P19">「メンテナンス…ですか？」</text:p>
      <text:p text:style-name="P19">「はい。実は私、貴女を作った人形技師モールス・フォーメンの孫でして、祖父の業務を引き継いだ私がアフターサービスの一環で現存するリビングドールのメンテナンスを行なっているのです」</text:p>
      <text:p text:style-name="P19">「そういう事でしたか。それなら私も協力できそうです。でも、一度主人に相談しないと」</text:p>
      <text:p text:style-name="P19">「勿論、今すぐにとは言いません。私たちは暫く街の方に滞在していますので、ご都合合う時にでも訪ねて来てください」</text:p>
      <text:p text:style-name="P19">　そう言って、私は泊まっている宿の部屋を紙にメモして、それをセフに手渡した。</text:p>
      <text:p text:style-name="P19">「わかりました……（ピーーーッ♪）あっ、お湯が沸いたみたいですのでお茶を淹れますね。よかったらゆっくりしていってください」</text:p>
      <text:p text:style-name="P19">　セフは台所の方に行ってしまった。</text:p>
      <text:p text:style-name="P19">「話がすんなり通ってよかったですね、ご主人様」</text:p>
      <text:p text:style-name="P19">「うん、リビングドールの方も…セフも今でも無事動いているし、安心したよ」</text:p>
      <text:p text:style-name="P19">　そして、台所に行ったセフが戻って来た。</text:p>
      <text:p text:style-name="P19">　手に持ったトレイにはティーポットが一つにカップが三つ乗っている。</text:p>
      <text:p text:style-name="P19">「お待たせしました」</text:p>
      <text:p text:style-name="P19">　セフはカップを私とフィーヴィーに一つずつ配った。</text:p>
      <text:p text:style-name="P19">　そして、ポットから私のティーカップへとお茶を淹れる。</text:p>
      <text:p text:style-name="P19">「セフ…あの、私は…」</text:p>
      <text:p text:style-name="P19">「飲む振りだけですよ、フレイムヴィレッジ。私たちは食事をする事はできません…ですが、その振りならできます」</text:p>
      <text:p text:style-name="P19">「はあ……？」</text:p>
      <text:p text:style-name="P21">「私も主人に教えてもらいました。こうすれば一緒に食事をしたりお茶を飲んだりできて寂しくないと。貴女だって自分の旦那様と一緒がいいでしょう？」</text:p>
      <text:p text:style-name="P22">「やだ……そんな……ご主人様が旦那様だなんて……恐れ多い…………（ポッ♪）」</text:p>
      <text:p text:style-name="P22">　……何だかフィーヴィーが妙にテンション上がっているみたいだけど、気にしないでおこう。</text:p>
      <text:p text:style-name="P22">　でも、リビングドールとの食事か。</text:p>
      <text:p text:style-name="P22">　今までは何も考えずに私一人だけで食べていたけど…フィーヴィーも寂しかったのかな？</text:p>
      <text:p text:style-name="P22">　私とフィーヴィーが隣同士で、テーブルを挟んで向かいの席にセフが座った。</text:p>
      <text:p text:style-name="P22">　私とリビングドールの二体は、それぞれティーカップを手で持ち、そしてお茶を飲む。</text:p>
      <text:p text:style-name="P22">　しかし、カップの中にお茶が入っているのは私だけ。</text:p>
      <text:p text:style-name="P22">　後の人形二体のカップの中身は空なのだ。</text:p>
      <text:p text:style-name="P22">　そんな奇妙なお茶会が始まり、何だか私は人形を並べてお飯事でもしている様な気分になってしまう。</text:p>
      <text:p text:style-name="P23"/>
      <text:p text:style-name="P60">─４─</text:p>
      <text:p text:style-name="P23"/>
      <text:p text:style-name="P18">「主人が『ここなら安心して暮らせる』って言いまして、街からこの家に引っ越したんです」</text:p>
      <text:p text:style-name="P18">「安心…と言うのは？」</text:p>
      <text:p text:style-name="P18">「わかりません。街の治安が悪いなんて事はありませんでしたし、主人や私が誰かに狙われていたわけでもないですし」</text:p>
      <text:p text:style-name="P18">　そうなると、やっぱり黒化現象絡みかなあ？</text:p>
      <text:p text:style-name="P18">　リビングドールのセフ…もとい自分の妻が迫害されるのを恐れての事なら、まあ納得はいくし。</text:p>
      <text:p text:style-name="P18"><text:soft-page-break/>「でも、セフはこんなところに住んでいて不便じゃないの？」</text:p>
      <text:p text:style-name="P18">「そんな事はありません。この場所は街から切り離されていますけれど、実はそんなに距離は離れていないんです。主人が元気な時は、時々必要なものを一人で買い出しに行っていましたし、今は私が時々街まで出かけて買い物していますの」</text:p>
      <text:p text:style-name="P18">「一緒には買い物に行かなかったの？」</text:p>
      <text:p text:style-name="P18">「ええ。主人が私を外に連れ出すのを嫌がっていたので。でも、今は主人の体調がそぐわなくて反対に主人が部屋から出られなくて」</text:p>
      <text:p text:style-name="P18">　イルサード氏はそんなに悪いのだろうか？</text:p>
      <text:p text:style-name="P18">　でも、祖父からリビングドールを購入したのが五十年以上前だと考えると…</text:p>
      <text:p text:style-name="P18">　単純に高齢なだけかもしれないなあ。</text:p>
      <text:p text:style-name="P18">「生活していて何か変わった事なんかありませんでしたか？」</text:p>
      <text:p text:style-name="P18">「いいえ、特にはないです。でも、今日みたいにお客様がいらっしゃるのは珍しいです」</text:p>
      <text:p text:style-name="P18">　まあ、無理もないか。</text:p>
      <text:p text:style-name="P18">　こんなところを訪ねて来る様な物好きなんて、そうそういないだろうし。</text:p>
      <text:p text:style-name="P18">　私たちだって、リビングドールの持ち主がここに住んでいなければ絶対に来なかったと思う。</text:p>
      <text:p text:style-name="P18">　ここに来るまでの道のりでさえ、本当に人が住んでいるのかすら不安だったし。</text:p>
      <text:p text:style-name="P18">　でも、こんなところで主人一人だけ…もとい夫婦だけで暮らしていると言った方がいいのだろうか？</text:p>
      <text:p text:style-name="P18">　人間なら、余程の変わり者じゃないと厳しい気もするけど、人形だからなあ。</text:p>
      <text:p text:style-name="P18">　見たところセフが黒化している様子はない。</text:p>
      <text:p text:style-name="P18">　そういえば、同じリビングドールのナインペインも、屋敷から出る事や主人やその家族以外の人間に会う事もあまり無かったみたいだったし。</text:p>
      <text:p text:style-name="P18">　薄々は感じていたけれど、あまり人に出会わない方がリビングドールは黒化しないのかもなあ。</text:p>
      <text:p text:style-name="P18">　でも、そうなるとナインペインが黒化したのは私に出会ったのが原因！？</text:p>
      <text:p text:style-name="P24">　そうだったら嫌だなあ。</text:p>
      <text:p text:style-name="P24">　けど、それ以前に私がリビングドールが黒化する様に事をやった覚えもないし。</text:p>
      <text:p text:style-name="P24">　やっぱり、黒化には他に原因がありそうだ。</text:p>
      <text:p text:style-name="P24">「えっと、あまり長居をすると悪いですので。私たちはそろそろ…」</text:p>
      <text:p text:style-name="P24">「わかりました。今度は私の方がメンテナンスを受けに行きますので、その時またお話しましょう」</text:p>
      <text:p text:style-name="P24"/>
      <text:p text:style-name="P24"/>
      <text:p text:style-name="P63">第２章　初めての旅</text:p>
      <text:p text:style-name="P25"/>
      <text:p text:style-name="P4">─１─</text:p>
      <text:p text:style-name="P25"/>
      <text:p text:style-name="P25">　私とフィーヴィーは一旦宿へと戻った。</text:p>
      <text:p text:style-name="P25">　イルサード氏の家を訪ねた後、街の方も色々見て回ろうとは思っていたけれど……</text:p>
      <text:p text:style-name="P25">　何だか疲れてしまってそんな気分にはなれなかった。</text:p>
      <text:p text:style-name="P25">「ふーっ、何だか緊張しちゃったなあ…アポ無しでのいきなりの訪問だったし」</text:p>
      <text:p text:style-name="P25">「大丈夫ですよ、ご主人様。これからも、こういう訪問の機会が沢山あると思いますけど、少しずつ慣れていけばいいのです」</text:p>
      <text:p text:style-name="P18">「やっぱり少しずつ慣れていくしかないのか」</text:p>
      <text:p text:style-name="P26">「そうです、その通りです。その少しずつが大事です。継続は力なのです」</text:p>
      <text:p text:style-name="P26">　まだ旅は始めたばかりだし、その内慣れるか…</text:p>
      <text:p text:style-name="P26">　こうして出発するまでにも色々あったし、序盤からくじけている場合じゃ無いし。</text:p>
      <text:p text:style-name="P26">　ナインペインの一件の後、私はフィーヴィーを連れて一度家に帰った。</text:p>
      <text:p text:style-name="P27">　両親に顔見せしたかったとか、そういう理由もあるけれど、目的は別にあった。</text:p>
      <text:p text:style-name="P27">　祖父の残した資料を見たかったからだ。</text:p>
      <text:p text:style-name="P27">　今日の様にリビングドールの持ち主を訪ねる為に、必要な購入者のリストも見る事ができた。</text:p>
      <text:p text:style-name="P27">　購入者の内、何人が今でもリビングドールを持っているかはわからない。</text:p>
      <text:p text:style-name="P27">　けれど、今日のところは稼働する個体に出会えたから無駄足ではなかった。</text:p>
      <text:p text:style-name="P28">「動いているリビングドールって、まだまだいるのかなあ？」</text:p>
      <text:p text:style-name="P29">「私もそうですけど、リビングドールは核心さえ壊されなければ今日までは生きているはずです。ですので、誰かに意図的に核心を破壊されていない限りは大丈夫かと」</text:p>
      <text:p text:style-name="P29">　核心を破壊される以外じゃ機能停止しない…か…</text:p>
      <text:p text:style-name="P29">　意図的に破壊された個体があるとすれば、黒化して暴走した個体の核心だろうなあ。</text:p>
      <text:p text:style-name="P30">「黒化現象に関する資料が少しでも残っていれば、旅の方針とかもう少し具体的に練れたかもだけど、まさか全く残っていないとは…」</text:p>
      <text:p text:style-name="P30">「無いものは仕方ないです。ご主人様が色んなリビングドールを見て回って、自分でちゃんとした資料を作ってまとめるしかないです。その為にも、今日みたいに動いているリビングドールを見つけないとです」</text:p>
      <text:p text:style-name="P30">　確かにフィーヴィーの言う通りだけど……</text:p>
      <text:p text:style-name="P30">　資料が残っていないのは、祖父にとっての汚点で残したくなかったからだろうなあ。</text:p>
      <text:p text:style-name="P31">　元より祖父は黒化現象と向き合う気すらなかったのかもしれない。</text:p>
      <text:p text:style-name="P31">　正直、色々と残念でならない。</text:p>
      <text:p text:style-name="P30">「本来、善行しか行わない筈のリビングドールが、ある日突然悪い事をやり始めるのが黒化現象の特徴だけど、今日出会ったセフって名前のリビングドールは今のところ何か悪い事をやっている様には見えなかったよねえ？」</text:p>
      <text:p text:style-name="P30">「ご主人様がそう思うのなら、私もそうだと思います」</text:p>
      <text:p text:style-name="P30">「うん、そうじゃなくてフィーヴィーがどう思ったかも……」</text:p>
      <text:p text:style-name="P30">　と、ここまで言いかけて気づいた。</text:p>
      <text:p text:style-name="P30">「ああ、そっか。フィーヴィーも同じリビングドールだから純白清廉な白い心しか持っていないし、悪い事って言っても分からないか」</text:p>
      <text:p text:style-name="P32">「そう…だと思いますけど、白い心を持っていれば悪い事を行えば心が苦しくなるらしいので、分かるかもしれません。それとは反対に、白い心を持たない完全漆黒は悪い事をやっても苦しまないのが強みらしいです」</text:p>
      <text:p text:style-name="P32">　悪い事をしたら心が痛むのは人間と一緒か。</text:p>
      <text:p text:style-name="P33"><text:soft-page-break/>　純白清廉な心とは黒い部分が一切ない、純粋白な心の事だ。</text:p>
      <text:p text:style-name="P32">　黒い心を持たせない事でリビングドールは悪い事をしない様に作られている。</text:p>
      <text:p text:style-name="P33">　けれど、人と同じ様に白い心で罪悪感を感じ取り、善悪の区別はできるのか。</text:p>
      <text:p text:style-name="P33">「じゃあ、黒化現象もリビングドールの白い心が黒化して黒くなる事で、完全漆黒と同様に心を痛めなくなるから悪い事をするようになるのかな？」</text:p>
      <text:p text:style-name="P33">「それは違うと思います。黒化現象でリビングドールが黒い心を持ったとしても、元からあった白い心を失う事はないと思うからです。黒化したナインペインも白い心を失っている様には見えませんでした」</text:p>
      <text:p text:style-name="P34">「ナインペインか……思い返してみると確かに。でも、それだと黒化したリビングドールは罪悪感を感じながら悪い事をしている事になるのか。何だか考えれば考えるほど、分からなくなってくるなあ」</text:p>
      <text:p text:style-name="P17">「だからこその観察なのです、ご主人様。考えるだけでは煮詰まってしまいます。ですから、ご主人様は今日みたいにもっと多くのリビングドールに出会わないとです」</text:p>
      <text:p text:style-name="P17">　確かにフィーヴィーの言う通りだ。</text:p>
      <text:p text:style-name="P17">　今の時点じゃあ明らかに情報が足りない。</text:p>
      <text:p text:style-name="P17">　考える段階じゃなくて、まずは自分で足を運んで情報を集めないと。</text:p>
      <text:p text:style-name="P17">　それに、旅に出て情報を集めようと行動したのは他ならぬ私自身だし。</text:p>
      <text:p text:style-name="P35"/>
      <text:p text:style-name="P5">─２─</text:p>
      <text:p text:style-name="P35"/>
      <text:p text:style-name="P35">「それはそうとご主人様。この街にも賞金首がいるみたいです。旅も大事ですが先立つものはお金ですし、この街でも稼ぎましょう」</text:p>
      <text:p text:style-name="P35">「うーん。お金が手に入るのは嬉しいけど、前にも言った通りフィーヴィーが危ない目に会うのは…」</text:p>
      <text:p text:style-name="P36">「心配無用ですご主人様。私の修理が進めば今よりパワーアップしますし、何より実戦で成果を試す絶好の機会です」</text:p>
      <text:p text:style-name="P36">「それは、そうだけどさあ」</text:p>
      <text:p text:style-name="P36">「それに、賞金首程度に負けているようでは完全漆黒は倒せません」</text:p>
      <text:p text:style-name="P35">「やはり、完全漆黒のリビングドールというのはそんなに強い相手なのかい？」</text:p>
      <text:p text:style-name="P35">「はい、私が一度負けている相手です。侮れない相手です。ですが、今度は負けません。そのためにも人形の私の体に仕込まれている武器機巧を完全に修理しないとです」</text:p>
      <text:p text:style-name="P35">「そうだったね、フィーヴィー。本当は実家に戻った時に全部修理できればよかったんだけど、お金が足りなくて」</text:p>
      <text:p text:style-name="P35">「それでも、以前に倒した賞金首の懸賞金で右腕の機能は完全復活しました。この調子でいけば大丈夫です」</text:p>
      <text:p text:style-name="P35">「ごめんね、フィーヴィー。実家からお金を出してもらったり、私が働いて稼ぐ手段もあったのに、私が旅に出たいって言ったばっかりに」</text:p>
      <text:p text:style-name="P35">「そんな、ご主人様が謝る事なんて何一つないです。私の体の修理なのですから、私がお金を稼ぐのは当然の事なのです」</text:p>
      <text:p text:style-name="P35">「そう言ってくれるなら助かるよ」　</text:p>
      <text:p text:style-name="P37">「それに、旅をしたいのは私も一緒です。私も、完全漆黒を探し出して倒す使命があります。それに、私は戦う事しかできませんから賞金稼ぎは天職なんです」</text:p>
      <text:p text:style-name="P37">　戦う事しかできない…か……</text:p>
      <text:p text:style-name="P17">　祖父が完全漆黒を倒すために作ったリビングドール・フレイムヴィレッジ</text:p>
      <text:p text:style-name="P17">　他のリビングドールはそれぞれ何か役割を持って作られて働いているのだろうけれど。</text:p>
      <text:p text:style-name="P17">　フィーヴィーは戦う事を目的に作られたのだから、そうさせてあげるのが彼女の幸せなのか。</text:p>
      <text:p text:style-name="P17"><text:soft-page-break/>「そうだね。フィーヴィーが万全に戦えるよう、私も頑張らなくちゃ。」</text:p>
      <text:p text:style-name="P17">「その調子ですご主人様。人形技師のご主人様と戦うリビングドールの私が組めば無敵です。この右腕があれば賞金首の一人や二人楽勝です」</text:p>
      <text:p text:style-name="P17">「えっと、ところで直した右腕の調子はどうだい？」</text:p>
      <text:p text:style-name="P17">「バッチリですよ。特に内蔵されている機関銃がお気に入りです。ああ、早く何か撃ちたい……」</text:p>
      <text:p text:style-name="P17">　そう言ってフィーヴィーは愛おしそうに自分の右腕を眺めている。</text:p>
      <text:p text:style-name="P17">　その姿はまるで新しい玩具を買ってもらった子供が早く使いたくでうずうずしている様だった。</text:p>
      <text:p text:style-name="P17">「ちょ、ちょっと。戦いの時以外は撃っちゃダメだよ」</text:p>
      <text:p text:style-name="P38">「ふふっ、ご主人様ったら心配性なんですから。大丈夫ですよ、殺人鬼の真似事なんてはしたない真似はやりませんよ。それに、私…楽しみは後に取っておくタイプなんです」</text:p>
      <text:p text:style-name="P17">「もう、からかわないでよ」</text:p>
      <text:p text:style-name="P17">「えへへっ、ご主人様のそういうところも可愛いです…」</text:p>
      <text:p text:style-name="P17">　危なっかしいなあ。</text:p>
      <text:p text:style-name="P17">　まあ、いきなり撃ったりする事は無さそうだし、大丈夫かな？</text:p>
      <text:p text:style-name="P17">　あれ？</text:p>
      <text:p text:style-name="P17">　そういうえば、撃つって言っても弾は何処から装填するんだろう？</text:p>
      <text:p text:style-name="P39">　銃自体は完全に右腕と一体化してしまっているからなあ。</text:p>
      <text:p text:style-name="P39">　中を開いて装填どころか銃だけ分解するとかも難しいし。</text:p>
      <text:p text:style-name="P39">　でも、修理した時に内部を見た感じだとすれば……</text:p>
      <text:p text:style-name="P39">「あのさ、フィーヴィー。弾の補充ってやっぱり……」</text:p>
      <text:p text:style-name="P39">「はい、口からです。一度飲み込んで体内にストックして、それから必要に応じて装填します」</text:p>
      <text:p text:style-name="P39">　フィーヴィーがそう言うと、荷物の入ったカバンから箱を取り出した。</text:p>
      <text:p text:style-name="P39">　中を開けて見せてくれたその中には弾薬がぎっしりと詰まっている。</text:p>
      <text:p text:style-name="P39">　何かあった時のためにフィーヴィーにもお金は持たせていたけど、いつの間に買ったんだろう？</text:p>
      <text:p text:style-name="P39">「これを、こうやって飲み込みます」</text:p>
      <text:p text:style-name="P39">　箱から一個弾薬を摘み出して、フィーヴィーは小指の先ぐらいの大きさのそれを口に含ませる。</text:p>
      <text:p text:style-name="P39">　そして、そのまま口の中へと挿入し、ごくりと一飲みにした。</text:p>
      <text:p text:style-name="P39">　弾薬を飲み込んでしまうと、新たな一個を箱から摘み出して同じ事を繰り返している。</text:p>
      <text:p text:style-name="P39">　その様子は、箱に入ったお菓子を食べている様だ。</text:p>
      <text:p text:style-name="P39">　そんなフィーヴィーはなんだか可愛らしくも見え、口に含んでいるところは少しエッチな感じに見えてしまう。</text:p>
      <text:p text:style-name="P39">「どう…ですか、ご主人様？何処かおかしなところとかありませんでしたか？」</text:p>
      <text:p text:style-name="P39">「大丈夫だと思うけど……こうやってみると、まるで食事でもしているかのようだね」</text:p>
      <text:p text:style-name="P39">「しょ、食事ですか！？リビングドールは人間と違って食事はできないと思っていましたけど、こうやって弾の補充をすれば、ご主人様と一緒に食事の時間も一緒に過ごせるかもです」</text:p>
      <text:p text:style-name="P39">「フィーヴィーがそれで満足ならいいけど」</text:p>
      <text:p text:style-name="P39">「うーん、でも何か違うんです。さっきもご主人様とセフと一緒にお茶会をやりましたけれど、どうも違うんです。何かはわからないんですけど違うんです」</text:p>
      <text:p text:style-name="P39">「そういうものなの？」</text:p>
      <text:p text:style-name="P39">「そういうものなんです」</text:p>
      <text:p text:style-name="P39">　よくわからないなあ。</text:p>
      <text:p text:style-name="P39">　でも、同じリビングドールでもフィーヴィーとセフじゃあ感性が違う事はわかる。</text:p>
      <text:p text:style-name="P39">　個体差ってやつなんだろうか？</text:p>
      <text:p text:style-name="P39">　それとも今まで過ごしてきた環境や経験によるのかもしれない。</text:p>
      <text:p text:style-name="P39"><text:soft-page-break/>「遠距離攻撃はこれでバッチリです。でも近接攻撃だって負けてはいませんよ」</text:p>
      <text:p text:style-name="P39">「ま、まさか剣とかも食べて補充…なんてやらないよね？」</text:p>
      <text:p text:style-name="P40">「そ、それはできたら便利ですけど、そんな機能はありません。修理したご主人様なら分かりますよねえ？」</text:p>
      <text:p text:style-name="P39">「ごめんごめん、冗談で言ってみただけだよ。人差指にナイフが仕込んであるのを修理したからそれだと思うんだけど」</text:p>
      <text:p text:style-name="P41">「はい、そうですご主人様。こうやって人差指からナイフの刃を出して戦います」</text:p>
      <text:p text:style-name="P39">　そう言ってフィーヴィーは右手の人差指を立てる。</text:p>
      <text:p text:style-name="P39">　すると、指の真ん中ぐらいのところから、折りたたまれたナイフの刃が飛び出した。</text:p>
      <text:p text:style-name="P41">「はあ…早く何か切り刻みたいです……」</text:p>
      <text:p text:style-name="P41">「切るならリンゴとかで我慢してくれないかなあ？」</text:p>
      <text:p text:style-name="P41">「なるほど、その手がありましたか。今度、何か果物を買ってきますね。私、料理はできないですけど、これぐらいの事ならできそうです」</text:p>
      <text:p text:style-name="P41">「もしかして、フィーヴィーって料理苦手なの？」</text:p>
      <text:p text:style-name="P41">「やった事がないのでよくわからないです。でも、味見ができなので多分苦手だと思います」</text:p>
      <text:p text:style-name="P41">「そっか、フィーヴィーは食事ができないから味とかもわからないのか」</text:p>
      <text:p text:style-name="P41">　ん？</text:p>
      <text:p text:style-name="P41">　以前出会ったナインペインは料理もこなしていたけど、どうやっていたんだ？</text:p>
      <text:p text:style-name="P41">　彼女もフィーヴィーと同じく人形だから、当然味見なんてできないだろうし。</text:p>
      <text:p text:style-name="P41">　うーん、でもレシピさえ覚えて正確に作る事ができれば、味見しなくても大丈夫なのかな？</text:p>
      <text:p text:style-name="P41">　それか、もしかしたら他の人間の誰かに味見だけしてもらえば、あるいは……</text:p>
      <text:p text:style-name="P41">　必要になったら人間の私と一緒に料理を作るって手もある事を一応覚えとくか。</text:p>
      <text:p text:style-name="P42"/>
      <text:p text:style-name="P6">─３─</text:p>
      <text:p text:style-name="P6"/>
      <text:p text:style-name="P43">「右腕は治ったですけど、旅には危険が付き物です。早く他のパーツも完全に治して、もっとご主人様をお守りできる様になりたいです」</text:p>
      <text:p text:style-name="P42">「武装って、完全漆黒を倒すためだけじゃないの？」</text:p>
      <text:p text:style-name="P42">「はい、世の中には危険も沢山あります。賞金首なんかもその一部です。むしろ、完全漆黒なんかよりも、そっちの方が心配なくらいです」</text:p>
      <text:p text:style-name="P42">　確かに世の中には危険なところもあるだろうけど……</text:p>
      <text:p text:style-name="P42">　そもそも完全漆黒がその危険の中でも高いところにいると思うんだけどなあ。</text:p>
      <text:p text:style-name="P42">「フィーヴィー、完全漆黒って凄く危険な存在だと思っていたけど実はそうでもないの？私の祖父も危険だと思ったからこそ完全漆黒を倒そうと挑んだんだと思うんだけど」</text:p>
      <text:p text:style-name="P42">「実のところ私にもよくわかりません。確かにご主人様のお祖父様は完全漆黒を倒そうとして返り討ちにあって殺されました。私も完全漆黒を倒すという使命によって挑み、一度は敗れました」</text:p>
      <text:p text:style-name="P42">「それじゃあ、やっぱり……」</text:p>
      <text:p text:style-name="P42">「確かに戦力の点では完全漆黒は強力であり危険です。ご主人様の考える通りで正しいです。ですが、これはこちらから手を出した場合の話です。実は完全漆黒が自分から何か悪事を働いたとか、そういう話は聞いた事がありません。ですから正直な話、本当に完全漆黒が危険なのかどうかすら私にはわからないのです」</text:p>
      <text:p text:style-name="P42">「それでもフィーヴィーは完全漆黒を倒すの？」</text:p>
      <text:p text:style-name="P42">「はい、それが私の使命ですから。ですが、ご主人様は違います。本当に完全漆黒が倒すべき危険な相手なのかをご主人様自身が見極め、そして考えて結論を出した方がいいと思うのです」</text:p>
      <text:p text:style-name="P42">「うーん、確かに私からしたら完全漆黒を倒す理由って祖父の敵討ちしかないのか」</text:p>
      <text:p text:style-name="P42"><text:soft-page-break/>　認めたくは無いけど、祖父が一方的に完全漆黒を危険視しただけなんだよなあ。</text:p>
      <text:p text:style-name="P42">　そもそも完全漆黒は純粋黒である漆黒の心で構成されたリビングドール。</text:p>
      <text:p text:style-name="P42">　だとしたら、黒化したリビングドールと同様に何かしら悪事を働いていると考えるのが自然か。</text:p>
      <text:p text:style-name="P42">　もしかしたら、五十年の間に黒化したリビングドールと一緒に処分されちゃったのかもしれない。</text:p>
      <text:p text:style-name="P42">　リビングドール関連の事件を追いかければ手がかりをつかめるかもだけど……</text:p>
      <text:p text:style-name="P42">　結局のところ、今みたいに各地を旅して回って、そういった手がかり探すしかないのか。</text:p>
      <text:p text:style-name="P42">「私たちの旅って…」</text:p>
      <text:p text:style-name="P42">「はい、ご主人様は現存するリビングドールに出会いつつ、その傍らで私は完全漆黒の手がかりを探すです」</text:p>
      <text:p text:style-name="P42">　フィーヴィーに先に言われてしまった。</text:p>
      <text:p text:style-name="P42">「さっきは私の用事にフィーヴィーが付き合ってくれたし、今度はフィーヴィーの用に私が付き合わなきゃか」</text:p>
      <text:p text:style-name="P42">「はい。では賞金首の討伐、頑張りましょう」</text:p>
      <text:p text:style-name="P42">　……あれ？</text:p>
      <text:p text:style-name="P42">　</text:p>
      <text:p text:style-name="P64">第３章　賞金稼ぎ</text:p>
      <text:p text:style-name="P44"/>
      <text:p text:style-name="P7">─１─</text:p>
      <text:p text:style-name="P44"/>
      <text:p text:style-name="P44">　宿で一泊した次の日、私とフィーヴィーは街の警察署まで行く事にした。</text:p>
      <text:p text:style-name="P44">　どうせ賞金首を倒した後はお世話になるのだからと軽い理由だけど。</text:p>
      <text:p text:style-name="P44">「賞金首の詳しい情報とか聞ければいいなあ」</text:p>
      <text:p text:style-name="P44">「この街の中にさえいれば大丈夫です。私、探すのは得意なんです」</text:p>
      <text:p text:style-name="P44">「そう言えば、以前もフィーヴィーは突然飛び出してすぐに賞金首を見つけて戻ってきたけど…何か探し出すコツとかあるの？」</text:p>
      <text:p text:style-name="P45">「私、人の顔は一瞬見ただけで覚えられるんです。ですから、街中を走り回れば簡単なんです」</text:p>
      <text:p text:style-name="P45">「そ、そんな機能があるんだ。人間じゃあ真似できないからリビングドール独自の機能かなあ」</text:p>
      <text:p text:style-name="P46">　人の顔を覚えたり判別したりするのは日常生活を送るために必要な基本機能かな？</text:p>
      <text:p text:style-name="P46">　それが人間よりも優れているだけなら、フィーヴィーにしてみれば普通の事なのかもしれない。</text:p>
      <text:p text:style-name="P46">　フィーヴィーとそんな会話をしつつ、ふと街並みを見渡してみた。</text:p>
      <text:p text:style-name="P46">　新しくは無いけれど決して古ぼけてはいない背の高い建物が並ぶ大通り。</text:p>
      <text:p text:style-name="P46">　活気のある様々な種類の商店。</text:p>
      <text:p text:style-name="P46">　そして、そこで賑わう人々。</text:p>
      <text:p text:style-name="P46">　改めて見ると都会の賑やかな街だと思う。</text:p>
      <text:p text:style-name="P44">　少し前にこれとは正反対の森の奥にいたせいか余計にそう感じてしまう。</text:p>
      <text:p text:style-name="P44">「お金が手に入ったらご主人様と一緒にショッピングも楽しみたいです」</text:p>
      <text:p text:style-name="P44">　フィーヴィーも街の様子を気に入ったみたいだ。</text:p>
      <text:p text:style-name="P44">　でも、買い物をするにしても、旅を続けるにしても、まず必要だ。</text:p>
      <text:p text:style-name="P44">　お金が。</text:p>
      <text:p text:style-name="P47"/>
      <text:p text:style-name="P8">─２─</text:p>
      <text:p text:style-name="P8"/>
      <text:p text:style-name="P48">　街に設置されている案内板を頼りに暫く歩いた。</text:p>
      <text:p text:style-name="P48">　街の中心からは少し離れてきたのか、人通りが少なくなった気がする。</text:p>
      <text:p text:style-name="P48">「ご主人様、あの建物がそうじゃないですか？」</text:p>
      <text:p text:style-name="P48">　フィーヴィーの言う通り警察署と思われる建物が見えてきた。</text:p>
      <text:p text:style-name="P47">　それなりに広い敷地の中に大きな建物がある。</text:p>
      <text:p text:style-name="P47">　建物以外の敷地には自動人形がずらっと並んでいるのがわかる。</text:p>
      <text:p text:style-name="P47">　多分、有事の際に出動する警察用のものだと思う。</text:p>
      <text:p text:style-name="P47">　敷地が広いのは人間のためじゃなくて、この自動人形を格納するためなのかな。</text:p>
      <text:p text:style-name="P47">　などと思いながら私とフィーヴィーは建物の中に入った。</text:p>
      <text:p text:style-name="P47">　中を見回すと一階は広間になっていて、手前中央に受付らしきものがある。</text:p>
      <text:p text:style-name="P47">「こんにちは、本日はどのようなご用件でしょうか？」</text:p>
      <text:p text:style-name="P47">　受付の女性がこちらに気づいたのか話しかけてきた。</text:p>
      <text:p text:style-name="P47">「えっと、すみません。賞金首の手配書の一覧って何処かに掲示していないですか？」</text:p>
      <text:p text:style-name="P47">「それなら右に少しいったところにありますけれど……？　あの、失礼ですけどあなた達賞金稼ぎには見えませんし、そんなものを見てどうするのですか？」</text:p>
      <text:p text:style-name="P47">　受付の女性が怪訝そうに私たちを見てきた。</text:p>
      <text:p text:style-name="P47">　まあ、当然か……</text:p>
      <text:p text:style-name="P49">「はい、私が賞金稼ぎで、そっちは付き添いである私の主人です」</text:p>
      <text:p text:style-name="P49">「あなたが？　失礼だけど全くそんな風には見えないけれど、ライセンスは持っているの？」</text:p>
      <text:p text:style-name="P49"><text:soft-page-break/>　ライセンス？</text:p>
      <text:p text:style-name="P49">　もしかして賞金稼ぎって資格が必要なものなの！？</text:p>
      <text:p text:style-name="P49">　前の時は突発的にフィーヴィーが賞金首を見つけて倒してしまったしなあ。</text:p>
      <text:p text:style-name="P49">　その時は済し崩し的に何とかなってしまったけれど、今回は違う。</text:p>
      <text:p text:style-name="P49">　どうしよう？</text:p>
      <text:p text:style-name="P49">「そんなものは持っていないです。それに、賞金首を倒すのにそんなのは必要ないです。私が賞金首を倒せばそれがライセンスです」</text:p>
      <text:p text:style-name="P49">「何を無茶苦茶な。賞金稼ぎのライセンスも取れないレベルの人が倒せるわけないでしょ！」</text:p>
      <text:p text:style-name="P49">「むーっ！　だったらいいですよ！　倒してここに賞金首を連れてくるだけです！」</text:p>
      <text:p text:style-name="P49">「相手は警察用の自動人形でも歯が立たなかった凶悪犯です。軍事用の自動人形でも勝てるか怪しい相手なのに、か弱そうな小娘一人が何ができるのですか。怪我なんて生ぬるくはありません。死ぬ前に諦めなさい」</text:p>
      <text:p text:style-name="P49">「自動人形？　そんな自分の意志も持てない下等な人形に私が劣るとでも？　私は自分で考え自発的に行動できる人形、リビングドール・フレイムヴィレッジ。その程度の相手なら右腕だけで十分です」</text:p>
      <text:p text:style-name="P50">　そう言ってフィーヴィーは右手を受付の女性の前に突き出した。</text:p>
      <text:p text:style-name="P50">　そして人差し指を先から開いて銃口を見せつけ……ってヤバいよこれ。</text:p>
      <text:p text:style-name="P49">「ちょ、ちょっとダメだよフィーヴィー。そんな事したら誤解され……」</text:p>
      <text:p text:style-name="P49">「てっ、敵襲！　敵襲！　誰か来て！！」</text:p>
      <text:p text:style-name="P49">　まっ、まずいよ。</text:p>
      <text:p text:style-name="P49">　このままじゃ騒ぎに。</text:p>
      <text:p text:style-name="P49">「どうした、何事だ！？」</text:p>
      <text:p text:style-name="P49">「何だ何だ、暴れている奴でもいるのか？」</text:p>
      <text:p text:style-name="P49">「おいおい、ここは警察署だぞ」</text:p>
      <text:p text:style-name="P49">　受付の女性の突然の声に周りにいた何人かが一斉にこちらを見てきた。</text:p>
      <text:p text:style-name="P51">　けれど、私たちを見るや否や危険ではないと判断したのか、直ぐに警戒を解いていた。</text:p>
      <text:p text:style-name="P51">　そして、こちらの様子を見て呆れている。</text:p>
      <text:p text:style-name="P51">　フィーヴィーの人差し指から出た銃口には気づいていないみたいだ。</text:p>
      <text:p text:style-name="P42">「いったい、何があったのかね？」</text:p>
      <text:p text:style-name="P42">　中年の、他の人より少し階級の高そうな男性がこちらにやってきた。</text:p>
      <text:p text:style-name="P42">「こ、この女性が。ゆ、指から銃口を出してきまして」</text:p>
      <text:p text:style-name="P42">「なるほど、そういう類の者か……お嬢さん、ここは警察署だよ。手を自動人形のものに改造した程度で制圧できるとでも思っているのかい。悪い事は言わない、止めておきなさい。署内にある自動人形全員が一度にかかれば多勢に無勢だろう？」</text:p>
      <text:p text:style-name="P42">「違います。こちらの女性が私の実力を疑ってきたから見せただけです。それに、私は自動人形なんて下等なものじゃないです。リビングドールなのです」</text:p>
      <text:p text:style-name="P42">「フィーヴィー落ちついて。それに銃口閉まって。ごめんなさい、悪気があったわけじゃないんです」</text:p>
      <text:p text:style-name="P42">「とにかく銃口を閉まってくれ。話はそれからだ」</text:p>
      <text:p text:style-name="P42">「うーっ、わかりました……」</text:p>
      <text:p text:style-name="P42">　フィーヴィーが指を元に戻して銃口を閉まった。</text:p>
      <text:p text:style-name="P42">　これで一応は一安心……だといいんだけど。</text:p>
      <text:p text:style-name="P42">「ところで君たちは一体ここに何しに来たんだい？　受付を脅すために来たわけじゃないんだろう？」</text:p>
      <text:p text:style-name="P42">「私たちは賞金首の手配書を見に来ただけ……なんですが、賞金稼ぎをやるにはライセンスが必要だと聞かされまして」</text:p>
      <text:p text:style-name="P42"><text:soft-page-break/>　私は慌てて中年の男性に答えた。</text:p>
      <text:p text:style-name="P42">　多分警察の人だろうし、周りの人を見てもこの人が一番年上っぽいから多分偉い人だと思う。</text:p>
      <text:p text:style-name="P42">「賞金首を倒すのに街中でむやみに暴れられても困るからな。事後処理の事もあるし賞金稼ぎはなるべく管理しておきたい程度の事だが、まさかライセンス欲しさに受付を脅したのか？」</text:p>
      <text:p text:style-name="P42">「違います。この人が私の実力を疑ってきたので見せただけです」</text:p>
      <text:p text:style-name="P42">「見るからにか弱そうな女性が賞金稼ぎだなんて変だと思い疑いました。そしたら案の定」</text:p>
      <text:p text:style-name="P42">「なるほどなあ。ここ最近になって自分の体を自動人形のものに改造して悪さをする輩が出たと思ったら、今度は自動人形の力で悪者を狩る輩が出て来たわけか」</text:p>
      <text:p text:style-name="P42">「違います。私は自動人形じゃなくてリビングドールです」</text:p>
      <text:p text:style-name="P42">　さっきからフィーヴィーが自分がリビングドールである事を主張しているなあ。</text:p>
      <text:p text:style-name="P42">　余程自分がリビングドールである事を誇りに思っているのか？</text:p>
      <text:p text:style-name="P42">　それとも単純に自動人形と一緒にされるのが嫌なのか？</text:p>
      <text:p text:style-name="P42">　にしても、受付の人も警察のおじさんも覚えてあげれは……</text:p>
      <text:p text:style-name="P42">　ああそうか、ここの人たちリビングドールについて知らないんだ。</text:p>
      <text:p text:style-name="P42">「あの、彼女は自動人形とは違いまして、人形でありながら人間の様に生きるリビングドールという存在でして、その……」</text:p>
      <text:p text:style-name="P42">「人形が生きるって何を馬鹿げて……いや、待てよ。昔そんな技術があったって聞いた事があったような」</text:p>
      <text:p text:style-name="P42">　最初は呆れた目でこっちを見ていた警察のおじさんが、何かを思い出した素振りを見せた。</text:p>
      <text:p text:style-name="P42">「そうだ、確かにそんなのが金持ち用に存在するって噂があったが、まさかここまでとは」</text:p>
      <text:p text:style-name="P42">「彼女……いや、これ人形なの！？」</text:p>
      <text:p text:style-name="P42">「そうです。私は自分で考えて行動できるリビングドールなのです」</text:p>
      <text:p text:style-name="P52">　警察のおじさんも受付の女性も驚いている。</text:p>
      <text:p text:style-name="P52">　初めて見たんだし、無理ないか。</text:p>
      <text:p text:style-name="P42">「なるほどなあ、それならあいつらも倒せるかもしれないな」</text:p>
      <text:p text:style-name="P42">「あいつら……とは？」</text:p>
      <text:p text:style-name="P42">「賞金首の連中の事さ。街の平和を守る警察官も自動人形に置き換えられる時代だぜ。なのに何で賞金首なんて一見時代遅れな連中がいると思う？」</text:p>
      <text:p text:style-name="P42">「た、確かに……言われてみれば」</text:p>
      <text:p text:style-name="P42">「答えは簡単さ。悪人の連中も自動人形を使い始めたからだ。いや、そこまでなら人形同士でまだ対処はできたんだ。問題はな、自動人形の装備を人間が使えるように改造して装備する輩が出てきてな。命令通りにしか動けない自動人形じゃあ歯が立たない訳さ」</text:p>
      <text:p text:style-name="P42">　自動人形の装備……</text:p>
      <text:p text:style-name="P42">　確かに強力だけど人間が使えないレベルの大きさの兵器を装備する自動人形もいるけど。</text:p>
      <text:p text:style-name="P42">　それを人間が装備するとなると、装備だけじゃなくて人間の方も改造しないと無理だ。</text:p>
      <text:p text:style-name="P42">　もしかして義足や義手なんかに接続しているのだろうか？</text:p>
      <text:p text:style-name="P42">　確かに近年は自動人形の技術を応用したものが出たって聞いた事はある。</text:p>
      <text:p text:style-name="P42">「そこでだ。同じ人形の装備を持ったリビングドールなら、そんな相手にも太刀打ちできそうだと言う訳だ。人間の様に思考して動ける人形なら人間相手でも装備が互角以上なら勝算はある」</text:p>
      <text:p text:style-name="P42">「戦闘用のリビングドールである私が頑張れば倒せない相手でもないですよ。お金さえ貰えるならですけど」</text:p>
      <text:p text:style-name="P53">「話が早いな。お前たちに倒してほしい賞金首の資料を持ってくるからちょっと待ってろ。倒したら手配書通りの賞金も出すし、ついてに賞金稼ぎのライセンスも発行してやろう」</text:p>
      <text:p text:style-name="P42">「そういう事なら引き受けるのです」</text:p>
      <text:p text:style-name="P54">「よし、決まりだな。リビングドールで戦闘用とあれば心強い。ところで、そんな物を連れている相方のお前さんは一体何者なんだい？」</text:p>
      <text:p text:style-name="P54"><text:soft-page-break/>「私ですか？　私はウィル・フォーメン、人形技師です」</text:p>
      <text:p text:style-name="P42">「なるほど、戦闘用の人形に人形技師のコンビってわけか」</text:p>
      <text:p text:style-name="P55"/>
      <text:p text:style-name="P9">─３─</text:p>
      <text:p text:style-name="P9"/>
      <text:p text:style-name="P42">　さっきの警察のおじさんから賞金首の手配書と、潜伏先のアジトの情報を受け取った。</text:p>
      <text:p text:style-name="P42">　場所の情報がわかるのは探す手間が省けていいんだけど……</text:p>
      <text:p text:style-name="P42">　警察がそこまで掴んでいながら倒せなかった相手って事か。</text:p>
      <text:p text:style-name="P42">　かなりの強敵に違いない。</text:p>
      <text:p text:style-name="P42">「大丈夫ですよ、ご主人様。この程度の相手に勝てなければ完全漆黒を倒すなんて無理です。さっさとやっつけちゃいましょう」</text:p>
      <text:p text:style-name="P42">　フィーヴィーはこう言っているけど大丈夫だろうか？</text:p>
      <text:p text:style-name="P42">　警察のおじさんには「俺が話を付けておくから思う存分にやれ」とは言われているけど。</text:p>
      <text:p text:style-name="P42">　とりあえず警察署を出たはいいけど、このまま向かうべきか悩む。</text:p>
      <text:p text:style-name="P42">　知らない土地で作戦も無しに動くのは危ないと思う。</text:p>
      <text:p text:style-name="P42">　けれど、何時までも賞金首が同じ場所に潜伏しているとも限らないしなあ。</text:p>
      <text:p text:style-name="P42">　それに、無いとは思うけど他の賞金稼ぎに先を越されても困るし。</text:p>
      <text:p text:style-name="P42">「それじゃあ早速向かいましょう、ご主人様。あの人たちに私の実力を見せつけてやりましょう。」</text:p>
      <text:p text:style-name="P42">「フィーヴィーはやっぱり直ぐに向かうべきだと思うのかい？」</text:p>
      <text:p text:style-name="P42">「はい、そうですご主人様。いきなり突入しても大丈夫な相手だとは思いますけど、とりあえず潜伏場所だけでも見ておかないと始まりません」</text:p>
      <text:p text:style-name="P42">「た、確かに」</text:p>
      <text:p text:style-name="P42">「それに、ご主人様にはセフとのメンテナンスの約束もありますから、なるべく早く済ませた方がいいでしょうし」</text:p>
      <text:p text:style-name="P42">「そうだね、この仕事が終わったぐらいに宿に連絡が届いているといいけど」</text:p>
      <text:p text:style-name="P42">　セフも昨日の今日だから急には来ないと思う。</text:p>
      <text:p text:style-name="P42">　けれどまあ、なるべくなら早く済ませて時間を空けたいのは確かだ。</text:p>
      <text:p text:style-name="P56">「地図を確認すると……丁度ここから街を挟んで反対側の場所か。結構遠いなあ」</text:p>
      <text:p text:style-name="P42">「それじゃあ、向かうついでに街の中も散策しましょう」</text:p>
      <text:p text:style-name="P42">　そうだ、本当は昨日の内に散策する予定だったけど、疲れて宿に帰ってしまったんだった。</text:p>
      <text:p text:style-name="P42">　多少急いではいるけど、軽く散策する余裕はあるし。</text:p>
      <text:p text:style-name="P42">　街の方も早めに見ておきたかったから丁度いいかな。</text:p>
      <text:p text:style-name="P57"/>
      <text:p text:style-name="P10">─４─</text:p>
      <text:p text:style-name="P10"/>
      <text:p text:style-name="P42"/>
      <text:p text:style-name="P42"/>
      <text:p text:style-name="P42"/>
      <text:p text:style-name="P42"/>
      <text:p text:style-name="P42"/>
      <text:p text:style-name="P42"/>
      <text:p text:style-name="P42"/>
      <text:p text:style-name="P41"/>
      <text:p text:style-name="P4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ヒラギノ明朝 ProN" svg:font-family="'ヒラギノ明朝 ProN'"/>
    <style:font-face style:name="Arial Unicode MS1" svg:font-family="'Arial Unicode MS'"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tb-rl"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6:45:23.159736000</meta:creation-date>
    <dc:date>2017-12-05T11:01:44.537111000</dc:date>
    <meta:editing-duration>P15DT5H49M</meta:editing-duration>
    <meta:editing-cycles>48</meta:editing-cycles>
    <meta:generator>LibreOfficeDev/6.0.0.0.beta1$MacOSX_X86_64 LibreOffice_project/97471ab4eb4db4c487195658631696bb3238656c</meta:generator>
    <meta:document-statistic meta:table-count="0" meta:image-count="0" meta:object-count="0" meta:page-count="15" meta:paragraph-count="438" meta:word-count="14906" meta:character-count="15214" meta:non-whitespace-character-count="14965"/>
  </office:meta>
</office:document-meta>
</file>